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07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30"/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EMU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6" table:number-rows-spanned="1">
            <text:p>Bytes in one int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b1</text:p>
          </table:table-cell>
          <table:table-cell table:formula="of:=HEX2DEC([.A3])" office:value-type="float" office:value="177" calcext:value-type="float">
            <text:p>177</text:p>
          </table:table-cell>
          <table:table-cell/>
          <table:table-cell table:formula="of:=[.B3]*50" office:value-type="float" office:value="8850" calcext:value-type="float">
            <text:p>8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table:formula="of:=HEX2DEC([.A4])" office:value-type="float" office:value="193" calcext:value-type="float">
            <text:p>193</text:p>
          </table:table-cell>
          <table:table-cell/>
          <table:table-cell table:formula="of:=[.B4]*50" office:value-type="float" office:value="9650" calcext:value-type="float">
            <text:p>9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c</text:p>
          </table:table-cell>
          <table:table-cell table:formula="of:=HEX2DEC([.A5])" office:value-type="float" office:value="588" calcext:value-type="float">
            <text:p>588</text:p>
          </table:table-cell>
          <table:table-cell/>
          <table:table-cell table:formula="of:=[.B5]*50" office:value-type="float" office:value="29400" calcext:value-type="float">
            <text:p>294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rames when transfer 0x8000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4b</text:p>
          </table:table-cell>
          <table:table-cell table:formula="of:=HEX2DEC([.A7])" office:value-type="float" office:value="75" calcext:value-type="float">
            <text:p>75</text:p>
          </table:table-cell>
          <table:table-cell table:style-name="ce3" table:formula="of:=32768/[.B7]" office:value-type="float" office:value="436.906666666667" calcext:value-type="float">
            <text:p>436.9</text:p>
          </table:table-cell>
          <table:table-cell table:style-name="ce3" table:formula="of:=[.C7]*50" office:value-type="float" office:value="21845.3333333333" calcext:value-type="float">
            <text:p>21845.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EX2DEC([.A8])" office:value-type="float" office:value="72" calcext:value-type="float">
            <text:p>72</text:p>
          </table:table-cell>
          <table:table-cell table:style-name="ce3" table:formula="of:=32768/[.B8]" office:value-type="float" office:value="455.111111111111" calcext:value-type="float">
            <text:p>455.1</text:p>
          </table:table-cell>
          <table:table-cell table:style-name="ce3" table:formula="of:=[.C8]*50" office:value-type="float" office:value="22755.5555555556" calcext:value-type="float">
            <text:p>22755.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HEX2DEC([.A9])" office:value-type="float" office:value="38" calcext:value-type="float">
            <text:p>38</text:p>
          </table:table-cell>
          <table:table-cell table:style-name="ce3" table:formula="of:=32768/[.B9]" office:value-type="float" office:value="862.315789473684" calcext:value-type="float">
            <text:p>862.3</text:p>
          </table:table-cell>
          <table:table-cell table:style-name="ce3" table:formula="of:=[.C9]*50" office:value-type="float" office:value="43115.7894736842" calcext:value-type="float">
            <text:p>43115.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ORTH32</text:p>
          </table:table-cell>
          <table:table-cell office:value-type="string" calcext:value-type="string">
            <text:p>http://zx-pk.ru/showpost.php?p=723259&amp;postcount=6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Bytes in one int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ad</text:p>
          </table:table-cell>
          <table:table-cell table:formula="of:=HEX2DEC([.A13])" office:value-type="float" office:value="173" calcext:value-type="float">
            <text:p>173</text:p>
          </table:table-cell>
          <table:table-cell/>
          <table:table-cell table:formula="of:=[.B13]*50" office:value-type="float" office:value="8650" calcext:value-type="float">
            <text:p>8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formula="of:=HEX2DEC([.A14])" office:value-type="float" office:value="188" calcext:value-type="float">
            <text:p>188</text:p>
          </table:table-cell>
          <table:table-cell/>
          <table:table-cell table:formula="of:=[.B14]*50" office:value-type="float" office:value="9400" calcext:value-type="float">
            <text:p>9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f</text:p>
          </table:table-cell>
          <table:table-cell table:formula="of:=HEX2DEC([.A15])" office:value-type="float" office:value="559" calcext:value-type="float">
            <text:p>559</text:p>
          </table:table-cell>
          <table:table-cell/>
          <table:table-cell table:formula="of:=[.B15]*50" office:value-type="float" office:value="27950" calcext:value-type="float">
            <text:p>2795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rames when transfer 0x8000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4c</text:p>
          </table:table-cell>
          <table:table-cell table:formula="of:=HEX2DEC([.A17])" office:value-type="float" office:value="76" calcext:value-type="float">
            <text:p>76</text:p>
          </table:table-cell>
          <table:table-cell table:style-name="ce3" table:formula="of:=32768/[.B17]" office:value-type="float" office:value="431.157894736842" calcext:value-type="float">
            <text:p>431.2</text:p>
          </table:table-cell>
          <table:table-cell table:style-name="ce3" table:formula="of:=[.C17]*50" office:value-type="float" office:value="21557.8947368421" calcext:value-type="float">
            <text:p>21557.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HEX2DEC([.A18])" office:value-type="float" office:value="73" calcext:value-type="float">
            <text:p>73</text:p>
          </table:table-cell>
          <table:table-cell table:style-name="ce3" table:formula="of:=32768/[.B18]" office:value-type="float" office:value="448.876712328767" calcext:value-type="float">
            <text:p>448.9</text:p>
          </table:table-cell>
          <table:table-cell table:style-name="ce3" table:formula="of:=[.C18]*50" office:value-type="float" office:value="22443.8356164384" calcext:value-type="float">
            <text:p>22443.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HEX2DEC([.A19])" office:value-type="float" office:value="40" calcext:value-type="float">
            <text:p>40</text:p>
          </table:table-cell>
          <table:table-cell table:style-name="ce3" table:formula="of:=32768/[.B19]" office:value-type="float" office:value="819.2" calcext:value-type="float">
            <text:p>819.2</text:p>
          </table:table-cell>
          <table:table-cell table:style-name="ce3" table:formula="of:=[.C19]*50" office:value-type="float" office:value="40960" calcext:value-type="float">
            <text:p>40960.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o Korvet</text:p>
          </table:table-cell>
          <table:table-cell table:number-columns-repeated="4"/>
          <table:table-cell office:value-type="string" calcext:value-type="string">
            <text:p>from korv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Bytes in one int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HEX2DEC([.A24])" office:value-type="float" office:value="136" calcext:value-type="float">
            <text:p>136</text:p>
          </table:table-cell>
          <table:table-cell/>
          <table:table-cell table:formula="of:=[.B24]*50" office:value-type="float" office:value="6800" calcext:value-type="float">
            <text:p>680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formula="of:=HEX2DEC([.F24])" office:value-type="float" office:value="80" calcext:value-type="float">
            <text:p>80</text:p>
          </table:table-cell>
          <table:table-cell/>
          <table:table-cell table:formula="of:=[.G24]*50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HEX2DEC([.A25])" office:value-type="float" office:value="149" calcext:value-type="float">
            <text:p>149</text:p>
          </table:table-cell>
          <table:table-cell/>
          <table:table-cell table:formula="of:=[.B25]*50" office:value-type="float" office:value="7450" calcext:value-type="float">
            <text:p>7450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formula="of:=HEX2DEC([.F25])" office:value-type="float" office:value="57" calcext:value-type="float">
            <text:p>57</text:p>
          </table:table-cell>
          <table:table-cell/>
          <table:table-cell table:formula="of:=[.G25]*50" office:value-type="float" office:value="2850" calcext:value-type="float">
            <text:p>2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a</text:p>
          </table:table-cell>
          <table:table-cell table:formula="of:=HEX2DEC([.A26])" office:value-type="float" office:value="522" calcext:value-type="float">
            <text:p>522</text:p>
          </table:table-cell>
          <table:table-cell/>
          <table:table-cell table:formula="of:=[.B26]*50" office:value-type="float" office:value="26100" calcext:value-type="float">
            <text:p>26100</text:p>
          </table:table-cell>
          <table:table-cell/>
          <table:table-cell table:style-name="ce2" office:value-type="string" calcext:value-type="string">
            <text:p>20a</text:p>
          </table:table-cell>
          <table:table-cell table:formula="of:=HEX2DEC([.F26])" office:value-type="float" office:value="522" calcext:value-type="float">
            <text:p>522</text:p>
          </table:table-cell>
          <table:table-cell/>
          <table:table-cell table:formula="of:=[.G26]*50" office:value-type="float" office:value="26100" calcext:value-type="float">
            <text:p>261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ames when transfer 0x8000</text:p>
          </table:table-cell>
          <table:table-cell table:number-columns-repeated="4"/>
          <table:table-cell table:style-name="ce1" table:number-columns-spanned="6" table:number-rows-spanned="1"/>
          <table:covered-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HEX2DEC([.A28])" office:value-type="float" office:value="83" calcext:value-type="float">
            <text:p>83</text:p>
          </table:table-cell>
          <table:table-cell table:style-name="ce3" table:formula="of:=32768/[.B28]" office:value-type="float" office:value="394.795180722892" calcext:value-type="float">
            <text:p>394.8</text:p>
          </table:table-cell>
          <table:table-cell table:style-name="ce3" table:formula="of:=[.C28]*50" office:value-type="float" office:value="19739.7590361446" calcext:value-type="float">
            <text:p>19739.8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table:formula="of:=HEX2DEC([.F28])" office:value-type="float" office:value="97" calcext:value-type="float">
            <text:p>97</text:p>
          </table:table-cell>
          <table:table-cell table:style-name="ce3" table:formula="of:=32768/[.G28]" office:value-type="float" office:value="337.814432989691" calcext:value-type="float">
            <text:p>337.8</text:p>
          </table:table-cell>
          <table:table-cell table:style-name="ce3" table:formula="of:=[.H28]*50" office:value-type="float" office:value="16890.7216494845" calcext:value-type="float">
            <text:p>16890.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HEX2DEC([.A29])" office:value-type="float" office:value="80" calcext:value-type="float">
            <text:p>80</text:p>
          </table:table-cell>
          <table:table-cell table:style-name="ce3" table:formula="of:=32768/[.B29]" office:value-type="float" office:value="409.6" calcext:value-type="float">
            <text:p>409.6</text:p>
          </table:table-cell>
          <table:table-cell table:style-name="ce3" table:formula="of:=[.C29]*50" office:value-type="float" office:value="20480" calcext:value-type="float">
            <text:p>20480.0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 table:formula="of:=HEX2DEC([.F29])" office:value-type="float" office:value="104" calcext:value-type="float">
            <text:p>104</text:p>
          </table:table-cell>
          <table:table-cell table:style-name="ce3" table:formula="of:=32768/[.G29]" office:value-type="float" office:value="315.076923076923" calcext:value-type="float">
            <text:p>315.1</text:p>
          </table:table-cell>
          <table:table-cell table:style-name="ce3" table:formula="of:=[.H29]*50" office:value-type="float" office:value="15753.8461538462" calcext:value-type="float">
            <text:p>1575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</text:p>
          </table:table-cell>
          <table:table-cell table:formula="of:=HEX2DEC([.A30])" office:value-type="float" office:value="42" calcext:value-type="float">
            <text:p>42</text:p>
          </table:table-cell>
          <table:table-cell table:style-name="ce3" table:formula="of:=32768/[.B30]" office:value-type="float" office:value="780.190476190476" calcext:value-type="float">
            <text:p>780.2</text:p>
          </table:table-cell>
          <table:table-cell table:style-name="ce3" table:formula="of:=[.C30]*50" office:value-type="float" office:value="39009.5238095238" calcext:value-type="float">
            <text:p>39009.5</text:p>
          </table:table-cell>
          <table:table-cell/>
          <table:table-cell table:style-name="ce2" office:value-type="string" calcext:value-type="string">
            <text:p>2a</text:p>
          </table:table-cell>
          <table:table-cell table:formula="of:=HEX2DEC([.F30])" office:value-type="float" office:value="42" calcext:value-type="float">
            <text:p>42</text:p>
          </table:table-cell>
          <table:table-cell table:style-name="ce3" table:formula="of:=32768/[.G30]" office:value-type="float" office:value="780.190476190476" calcext:value-type="float">
            <text:p>780.2</text:p>
          </table:table-cell>
          <table:table-cell table:style-name="ce3" table:formula="of:=[.H30]*50" office:value-type="float" office:value="39009.5238095238" calcext:value-type="float">
            <text:p>39009.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e</text:p>
          </table:table-cell>
          <table:table-cell table:formula="of:=HEX2DEC([.A32])" office:value-type="float" office:value="46" calcext:value-type="float">
            <text:p>46</text:p>
          </table:table-cell>
          <table:table-cell table:style-name="ce3" table:formula="of:=32768/[.B32]" office:value-type="float" office:value="712.347826086956" calcext:value-type="float">
            <text:p>712.3</text:p>
          </table:table-cell>
          <table:table-cell table:style-name="ce3" table:formula="of:=[.C32]*50" office:value-type="float" office:value="35617.3913043478" calcext:value-type="float">
            <text:p>35617.4</text:p>
          </table:table-cell>
          <table:table-cell/>
          <table:table-cell office:value-type="string" calcext:value-type="string">
            <text:p>Read by se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e</text:p>
          </table:table-cell>
          <table:table-cell table:formula="of:=HEX2DEC([.A33])" office:value-type="float" office:value="46" calcext:value-type="float">
            <text:p>46</text:p>
          </table:table-cell>
          <table:table-cell table:style-name="ce3" table:formula="of:=32768/[.B33]" office:value-type="float" office:value="712.347826086956" calcext:value-type="float">
            <text:p>712.3</text:p>
          </table:table-cell>
          <table:table-cell table:style-name="ce3" table:formula="of:=[.C33]*50" office:value-type="float" office:value="35617.3913043478" calcext:value-type="float">
            <text:p>35617.4</text:p>
          </table:table-cell>
          <table:table-cell/>
          <table:table-cell table:style-name="ce4" office:value-type="string" calcext:value-type="string">
            <text:p>Write by sector</text:p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5"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 style:data-style-name="N2" text:time-value="00:57:55.230791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3:54:21.466644457</meta:creation-date>
    <dc:date>2014-07-09T02:18:51.994520760</dc:date>
    <meta:editing-duration>P0D</meta:editing-duration>
    <meta:editing-cycles>3</meta:editing-cycles>
    <meta:generator>LibreOffice/4.2.4.2$Linux_X86_64 LibreOffice_project/420m0$Build-2</meta:generator>
    <meta:document-statistic meta:table-count="1" meta:cell-count="105" meta:object-count="0"/>
  </office:meta>
</office:document-meta>
</file>